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DejaVu Sans Mono"/>
    </style:style>
    <style:style style:name="P4" style:family="paragraph" style:parent-style-name="Text_20_body">
      <style:text-properties style:font-name="DejaVu Sans Mono1" fo:language="ru" fo:country="RU"/>
    </style:style>
    <style:style style:name="P5" style:family="paragraph" style:parent-style-name="Heading_20_1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DejaVu Sans Mono2" fo:language="en" fo:country="US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Утилита <text:span text:style-name="T1">ilogger</text:span></text:h>
      <text:h text:style-name="P6" text:outline-level="2">Описание</text:h>
      <text:p text:style-name="Text_20_body"><text:span text:style-name="T2">Консольная утилита </text:span><text:span text:style-name="T1">ilogger </text:span><text:span text:style-name="T2">перехватывает управляющие действия пользователя и сохраняет их в </text:span><text:span text:style-name="T1">stdout.</text:span></text:p>
      <text:p text:style-name="Text_20_body"><text:span text:style-name="T1"><text:s/></text:span><text:span text:style-name="T2">Под «управляющими действиями» понимаются следующие события:</text:span></text:p>
      <text:list xml:id="list4199774886327930518" text:style-name="L1">
        <text:list-item>
          <text:p text:style-name="P9">нажатие/отпускание клавиши на клавиатуре,</text:p>
        </text:list-item>
        <text:list-item>
          <text:p text:style-name="P9">нажатие/отпускание левой/средней/правой кнопки мыши,</text:p>
        </text:list-item>
        <text:list-item>
          <text:p text:style-name="P9">вращение колеса мыши,</text:p>
        </text:list-item>
        <text:list-item>
          <text:p text:style-name="P9">перемещение указателя мыши по экрану.</text:p>
        </text:list-item>
      </text:list>
      <text:p text:style-name="P1">Каждое действие сохраняется в <text:span text:style-name="T1">stdout </text:span>как отдельная запись, которая выводится в текстовом или бинарном формате (в зависимости от значения опции <text:span text:style-name="T1"><text:s/></text:span><text:span text:style-name="T3">--ioformat</text:span><text:span text:style-name="T1">, </text:span>см ниже).</text:p>
      <text:p text:style-name="P1">Одновременно утилита читает свой <text:span text:style-name="T1">stdin. </text:span>Каждая запись из стандартного ввода также являет собой «действие пользователя» в таком же формате. <text:s/>Утилита имитирует эти действия (в дальнейшем называемые «собственными»), как будто их совершил пользователь.</text:p>
      <text:p text:style-name="P1">Собственные действия также перехватываются и логгируются или не лоогируются в <text:span text:style-name="T1">stdout </text:span>(в зависимости от значения опции <text:span text:style-name="T1"><text:s/></text:span><text:span text:style-name="T3">--ownaction</text:span><text:span text:style-name="T1">, </text:span>см ниже)</text:p>
      <text:h text:style-name="P6" text:outline-level="2">Записи ввода/вывода</text:h>
      <text:h text:style-name="P7" text:outline-level="3">События клавиатуры</text:h>
      <text:h text:style-name="Heading_20_4" text:outline-level="4">Текстовый формат</text:h>
      <text:p text:style-name="P1">Нажатию/отпусканию клавиши соответствуют строки:</text:p>
      <text:p text:style-name="P3"><text:span text:style-name="T2">Key press: </text:span><text:span text:style-name="T1">n</text:span></text:p>
      <text:p text:style-name="P3"><text:span text:style-name="T2">Key release: </text:span><text:span text:style-name="T1">n</text:span></text:p>
      <text:p text:style-name="P1">где <text:span text:style-name="T1">n – </text:span>число идентифицирующее нажатую/отпущенную клавишу.</text:p>
      <text:h text:style-name="Heading_20_4" text:outline-level="4"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1">01 — клавиатура, 1бт</text:p>
      <text:p text:style-name="P2"><text:span text:style-name="T2">00/01 — </text:span>press/release, 1<text:span text:style-name="T2">бт</text:span></text:p>
      <text:p text:style-name="P2">n – <text:span text:style-name="T2">номер клавиши, 2бт</text:span></text:p>
      <text:h text:style-name="P7" text:outline-level="3">Кнопки мыши</text:h>
      <text:h text:style-name="Heading_20_4" text:outline-level="4">Текстовый формат</text:h>
      <text:p text:style-name="P1"><text:soft-page-break/>Нажатию/отпусканию кнопки мыши соответствуют строки:</text:p>
      <text:p text:style-name="P4">Mouse button press: <text:span text:style-name="T1">LEFT</text:span></text:p>
      <text:p text:style-name="P4">Mouse button press: <text:span text:style-name="T1">MIDDLE</text:span></text:p>
      <text:p text:style-name="P4">Mouse button press: RIGHT</text:p>
      <text:p text:style-name="P4">Mouse button release: <text:span text:style-name="T1">LEFT</text:span></text:p>
      <text:p text:style-name="P4">Mouse button release: <text:span text:style-name="T1">MIDDLE</text:span></text:p>
      <text:p text:style-name="P4">Mouse button release: RIGHT</text:p>
      <text:h text:style-name="Heading_20_4" text:outline-level="4"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0/01 — </text:span>press/release, 1<text:span text:style-name="T2">бт</text:span></text:p>
      <text:p text:style-name="P1">01/02/03 — кнопка <text:span text:style-name="T1">LEFT/MIDDLE/RIGHT, </text:span>1бт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Obliqu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8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20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2T11:38:53.96</meta:creation-date>
    <meta:generator>OpenOffice/4.1.12$Win32 OpenOffice.org_project/4112m1$Build-9809</meta:generator>
    <dc:date>2023-12-02T20:10:04.08</dc:date>
    <meta:editing-duration>PT8H30M15S</meta:editing-duration>
    <meta:editing-cycles>3</meta:editing-cycles>
    <meta:document-statistic meta:table-count="0" meta:image-count="0" meta:object-count="0" meta:page-count="2" meta:paragraph-count="40" meta:word-count="221" meta:character-count="1627"/>
  </office:meta>
</office:document-meta>
</file>